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3" style:family="table-row">
      <style:table-row-properties style:min-row-height="0.778cm" fo:keep-together="auto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2d40" officeooo:paragraph-rsid="000e2d40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e2d40" officeooo:paragraph-rsid="000e2d40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0e2d40" officeooo:paragraph-rsid="000e2d40" style:font-style-asian="italic" style:font-name-complex="Arial"/>
    </style:style>
    <style:style style:name="P11" style:family="paragraph" style:parent-style-name="Standard">
      <style:text-properties style:font-name="Arial" fo:font-style="italic" officeooo:rsid="00101f02" officeooo:paragraph-rsid="00101f02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e2d40" officeooo:paragraph-rsid="000e2d40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e2d40" officeooo:paragraph-rsid="000e2d40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2d40" officeooo:paragraph-rsid="000e2d40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08241d" style:font-name-asian="Arial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8pt" fo:font-style="italic" officeooo:rsid="00113366" officeooo:paragraph-rsid="00113366" style:font-size-asian="8pt" style:font-style-asian="italic" style:font-name-complex="Arial"/>
    </style:style>
    <style:style style:name="P24" style:family="paragraph" style:parent-style-name="Heading_20_1">
      <style:text-properties fo:font-size="12pt" style:font-size-asian="12pt"/>
    </style:style>
    <style:style style:name="P25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ba563" style:font-name-asian="Arial"/>
    </style:style>
    <style:style style:name="T3" style:family="text">
      <style:text-properties officeooo:rsid="0006a7d6"/>
    </style:style>
    <style:style style:name="T4" style:family="text">
      <style:text-properties officeooo:rsid="0009b38d"/>
    </style:style>
    <style:style style:name="T5" style:family="text">
      <style:text-properties officeooo:rsid="000e2d40"/>
    </style:style>
    <style:style style:name="T6" style:family="text">
      <style:text-properties officeooo:rsid="00101f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4" text:outline-level="1">Caso de Uso</text:h>
          </table:table-cell>
          <table:table-cell table:style-name="Tabla1.B1" table:number-columns-spanned="5" office:value-type="string">
            <text:h text:style-name="P25" text:outline-level="3"><text:span text:style-name="T5">Consultar disponibilidad de</text:span>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4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8"><text:span text:style-name="T3">Médico</text:span>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8"><text:span text:style-name="T5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11">CU-Recetar Medicamento</text:p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18">Debe de existir una cita <text:span text:style-name="T3">o visita entre</text:span> el paciente y el <text:span text:style-name="T3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8">Grupo <text:span text:style-name="T6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El <text:span text:style-name="T3">médico</text:span> <text:span text:style-name="T5">quiere consultar la disponibilidad de un medicamento.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20">Se informa al médico de la disponibilidad de un medicamento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<text:span text:style-name="T3">Médico</text:span>: <text:span text:style-name="T5">Consulta al sistema sobre un medicamento</text:span></text:p>
          </table:table-cell>
          <table:table-cell table:style-name="Tabla4.C2" office:value-type="string">
            <text:p text:style-name="P6">2</text:p>
          </table:table-cell>
          <table:table-cell table:style-name="Tabla4.D2" office:value-type="string">
            <text:p text:style-name="P21">El sistema comprueba la disponibilidad del medicamento</text:p>
          </table:table-cell>
        </table:table-row>
        <table:table-row table:style-name="Tabla4.3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7">3</text:p>
          </table:table-cell>
          <table:table-cell table:style-name="Tabla4.D3" office:value-type="string">
            <text:p text:style-name="P15"><text:span text:style-name="T2">I</text:span><text:span text:style-name="T1">nforma sobre dicha disponibilidad</text:span>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/>
          </table:table-cell>
          <table:table-cell table:style-name="Tabla5.B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3">200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6:37.781157913</dc:date>
    <meta:print-date>2012-03-13T15:37:00</meta:print-date>
    <meta:editing-cycles>16</meta:editing-cycles>
    <meta:editing-duration>PT1H9M8S</meta:editing-duration>
    <meta:generator>LibreOffice/5.1.6.2$Linux_X86_64 LibreOffice_project/10m0$Build-2</meta:generator>
    <meta:document-statistic meta:table-count="5" meta:image-count="0" meta:object-count="0" meta:page-count="1" meta:paragraph-count="44" meta:word-count="109" meta:character-count="728" meta:non-whitespace-character-count="662"/>
  </office:meta>
</office:document-meta>
</file>